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Calibri" svg:font-family="Calibri" style:font-family-generic="swiss" style:font-pitch="variable"/>
    <style:font-face style:name="Juice ITC" svg:font-family="'Juice ITC'" style:font-family-generic="decorative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style:font-name="Calibri" style:text-underline-style="solid" style:text-underline-width="auto" style:text-underline-color="font-color" officeooo:rsid="000fc7c8" officeooo:paragraph-rsid="000fc7c8"/>
    </style:style>
    <style:style style:name="P2" style:family="paragraph" style:parent-style-name="Subtitle">
      <style:paragraph-properties fo:text-align="start" style:justify-single-word="false"/>
      <style:text-properties style:font-name="Calibri" officeooo:paragraph-rsid="000fc7c8"/>
    </style:style>
    <style:style style:name="P3" style:family="paragraph" style:parent-style-name="Subtitle" style:list-style-name="L8">
      <style:paragraph-properties fo:text-align="start" style:justify-single-word="false"/>
      <style:text-properties style:font-name="Calibri" officeooo:paragraph-rsid="000fc7c8"/>
    </style:style>
    <style:style style:name="P4" style:family="paragraph" style:parent-style-name="Subtitle">
      <style:paragraph-properties fo:text-align="start" style:justify-single-word="false"/>
      <style:text-properties fo:color="#2a6099" loext:opacity="100%" style:font-name="Calibri" style:text-underline-style="solid" style:text-underline-width="auto" style:text-underline-color="font-color" officeooo:rsid="000fc7c8" officeooo:paragraph-rsid="000fc7c8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officeooo:rsid="000fc7c8" officeooo:paragraph-rsid="000fc7c8"/>
    </style:style>
    <style:style style:name="P6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style:font-name="Calibri" officeooo:rsid="000fc7c8" officeooo:paragraph-rsid="000fc7c8"/>
    </style:style>
    <style:style style:name="P7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style:font-name="Calibri" fo:font-weight="normal" officeooo:rsid="000fc7c8" officeooo:paragraph-rsid="000fc7c8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officeooo:paragraph-rsid="000fc7c8"/>
    </style:style>
    <style:style style:name="P9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style:font-name="Calibri" officeooo:paragraph-rsid="000fc7c8"/>
    </style:style>
    <style:style style:name="P10" style:family="paragraph" style:parent-style-name="Text_20_body">
      <style:paragraph-properties fo:text-align="start" style:justify-single-word="false"/>
      <style:text-properties style:font-name="Calibri" officeooo:rsid="0012e03b" officeooo:paragraph-rsid="0012e03b"/>
    </style:style>
    <style:style style:name="P11" style:family="paragraph" style:parent-style-name="Title">
      <style:text-properties fo:color="#2a6099" loext:opacity="100%" style:font-name="Calibri" style:text-underline-style="solid" style:text-underline-width="auto" style:text-underline-color="font-color" officeooo:rsid="000fc7c8" officeooo:paragraph-rsid="000fc7c8"/>
    </style:style>
    <style:style style:name="T1" style:family="text">
      <style:text-properties officeooo:rsid="000fc7c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c7c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fc7c8" style:font-weight-asian="normal" style:font-weight-complex="normal"/>
    </style:style>
    <style:style style:name="T6" style:family="text">
      <style:text-properties fo:font-weight="normal" officeooo:rsid="0010f083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color="#2a6099" loext:opacity="100%" style:text-underline-style="solid" style:text-underline-width="auto" style:text-underline-color="font-color" officeooo:rsid="000fc7c8"/>
    </style:style>
    <style:style style:name="T12" style:family="text">
      <style:text-properties fo:color="#ff0000" loext:opacity="100%" fo:font-weight="normal" officeooo:rsid="0010f083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MMUNICATION</text:p>
      <text:p text:style-name="P1"/>
      <text:p text:style-name="P4">3 Enjeux de la communication <text:s text:c="70"/></text:p>
      <text:p text:style-name="P8"><text:span text:style-name="T1"><text:tab/>L’enjeu représente ce que chaque acteur de la communication cherche à gagner dans situation de communication. Il existe cinq types d’enjeux essentiels.</text:span></text:p>
      <text:list xml:id="list465568654" text:style-name="L3">
        <text:list-item>
          <text:p text:style-name="P9"><text:span text:style-name="T1">Définissez chacun des enjeux de la communication </text:span></text:p>
          <text:list>
            <text:list-item>
              <text:p text:style-name="P9"><text:span text:style-name="T1">L’enjeu </text:span><text:span text:style-name="T3">informatif ;</text:span></text:p>
            </text:list-item>
            <text:list-item>
              <text:p text:style-name="P9"><text:span text:style-name="T5">L’enjeu </text:span><text:span text:style-name="T3">identitaire de positionnement ;</text:span></text:p>
            </text:list-item>
            <text:list-item>
              <text:p text:style-name="P9"><text:span text:style-name="T5">L’enjeu</text:span><text:span text:style-name="T3"> d’influence ;</text:span></text:p>
            </text:list-item>
            <text:list-item>
              <text:p text:style-name="P9"><text:span text:style-name="T5">L’enjeu</text:span><text:span text:style-name="T3"> relationnel ;</text:span></text:p>
            </text:list-item>
            <text:list-item>
              <text:p text:style-name="P9"><text:span text:style-name="T5">L’enjeu </text:span><text:span text:style-name="T3">normatif. </text:span><text:span text:style-name="T5">(ex : se saluer )</text:span></text:p>
            </text:list-item>
          </text:list>
        </text:list-item>
      </text:list>
      <text:p text:style-name="P4">4 Différent stratégies de communication <text:s text:c="57"/></text:p>
      <text:p text:style-name="P5"><text:tab/>Les acteurs de la communication vont adopter les uns par rapport aux autres comportement verbale et non verbal qui va leur permettre d’atteindre l’enjeu fixé : c’est la stratégie de communication . </text:p>
      <text:p text:style-name="P5"><text:tab/>Définissez chacune de ces quatre stratégies et précisez dans laquelle des quatre communication est rompue :</text:p>
      <text:list text:style-name="L4">
        <text:list-item>
          <text:list>
            <text:list-item>
              <text:p text:style-name="P6">la stratégie de <text:span text:style-name="T2">coopération</text:span></text:p>
              <text:list>
                <text:list-item>
                  <text:p text:style-name="P7">ex : </text:p>
                </text:list-item>
              </text:list>
            </text:list-item>
            <text:list-item>
              <text:p text:style-name="P6">la stratégie de <text:span text:style-name="T2">résistance ou d’opposition</text:span></text:p>
              <text:list>
                <text:list-item>
                  <text:p text:style-name="P7"><text:span text:style-name="T10">ex : de ne pas accepter les argument de l’autre voir difficilement</text:span> </text:p>
                </text:list-item>
              </text:list>
            </text:list-item>
            <text:list-item>
              <text:p text:style-name="P6">la stratégie d’<text:span text:style-name="T2">évitement</text:span></text:p>
              <text:list>
                <text:list-item>
                  <text:p text:style-name="P7"><text:span text:style-name="T9">ex : ne pas répondre sur un sujet délicat pour nous</text:span> </text:p>
                </text:list-item>
              </text:list>
            </text:list-item>
            <text:list-item>
              <text:p text:style-name="P6">la stratégie d’<text:span text:style-name="T2">influence</text:span></text:p>
              <text:list>
                <text:list-item>
                  <text:p text:style-name="P7"><text:span text:style-name="T9">ex : </text:span><text:s/>C’est convaincre l’autre par des arguments intellectuel ou par les sentiments</text:p>
                </text:list-item>
              </text:list>
            </text:list-item>
          </text:list>
        </text:list-item>
      </text:list>
      <text:p text:style-name="P2"><text:span text:style-name="T11">5 Approche linguistique de la communication <text:s text:c="23"/></text:span></text:p>
      <text:list text:style-name="L8">
        <text:list-item>
          <text:p text:style-name="P3"><text:span text:style-name="T4">5.1 Schéma et fonctions de la communication selon Jakobson</text:span></text:p>
        </text:list-item>
      </text:list>
      <text:p text:style-name="P5"><text:span text:style-name="T4">A= <text:s/>Fonction phatique</text:span></text:p>
      <text:p text:style-name="P5"><text:span text:style-name="T4">B= <text:s/>Fonction référentielle </text:span></text:p>
      <text:p text:style-name="P5"><text:span text:style-name="T4">C= <text:s/>Fonction conative </text:span></text:p>
      <text:p text:style-name="P5"><text:span text:style-name="T4">D= <text:s/>Fonction émotive</text:span></text:p>
      <text:p text:style-name="P5"><text:span text:style-name="T4">E= <text:s/>Fonction métalinguistique </text:span></text:p>
      <text:p text:style-name="P5"><text:span text:style-name="T4">F= <text:s/>Fonction poétique </text:span></text:p>
      <text:p text:style-name="P5"><text:span text:style-name="T4">G= </text:span><text:span text:style-name="T6">Toutes les fonction </text:span><text:span text:style-name="T12">SAUF</text:span><text:span text:style-name="T4"> Fonction <text:s/>métalinguistique</text:span></text:p>
      <text:p text:style-name="P10"><text:span text:style-name="T4">H= Fonction poétiqu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decorative" style:font-pitch="variable"/>
    <style:font-face style:name="Calibri" svg:font-family="Calibri" style:font-family-generic="swiss" style:font-pitch="variable"/>
    <style:font-face style:name="Juice ITC" svg:font-family="'Juice ITC'" style:font-family-generic="decorative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9T17:59:03.375000000</dc:date>
    <meta:editing-duration>PT2H51M35S</meta:editing-duration>
    <meta:editing-cycles>3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30" meta:word-count="221" meta:character-count="1533" meta:non-whitespace-character-count="1184"/>
  </office:meta>
</office:document-meta>
</file>